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823cm"/>
    </style:style>
    <style:style style:name="gr2" style:family="graphic" style:parent-style-name="standard">
      <style:graphic-properties draw:stroke="solid" svg:stroke-width="0.026cm" svg:stroke-color="#3333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solid" svg:stroke-width="0.026cm" svg:stroke-color="#3333cc" draw:stroke-linejoin="miter" draw:fill="solid" draw:fill-color="#3333c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2">
      <style:graphic-properties draw:stroke="none" draw:fill="none" draw:fill-color="#00b8ff" draw:textarea-horizontal-align="justify" draw:textarea-vertical-align="top" draw:auto-grow-height="true" fo:min-height="0.906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2">
      <style:graphic-properties draw:stroke="none" draw:fill="none" draw:fill-color="#00b8ff" draw:textarea-horizontal-align="justify" draw:textarea-vertical-align="top" draw:auto-grow-height="true" fo:min-height="0.905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00b8ff" draw:textarea-horizontal-align="justify" draw:textarea-vertical-align="top" draw:auto-grow-height="true" fo:min-height="0.906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00b8ff" draw:textarea-horizontal-align="justify" draw:textarea-vertical-align="top" draw:auto-grow-height="true" fo:min-height="0.905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00b8ff" draw:textarea-horizontal-align="justify" draw:textarea-vertical-align="top" draw:auto-grow-height="true" fo:min-height="0.905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00b8ff" draw:textarea-horizontal-align="justify" draw:textarea-vertical-align="top" draw:auto-grow-height="true" fo:min-height="0.906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00b8ff" draw:textarea-horizontal-align="justify" draw:textarea-vertical-align="top" draw:auto-grow-height="true" fo:min-height="0.905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2">
      <style:graphic-properties draw:stroke="none" draw:fill="none" draw:fill-color="#00b8ff" draw:textarea-horizontal-align="justify" draw:textarea-vertical-align="top" draw:auto-grow-height="true" fo:min-height="0.905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00b8ff" draw:textarea-horizontal-align="justify" draw:textarea-vertical-align="top" draw:auto-grow-height="true" fo:min-height="0.906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2">
      <style:graphic-properties draw:stroke="none" draw:fill="none" draw:fill-color="#00b8ff" draw:textarea-horizontal-align="justify" draw:textarea-vertical-align="top" draw:auto-grow-height="true" fo:min-height="0.905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2">
      <style:graphic-properties draw:stroke="none" draw:fill="none" draw:fill-color="#00b8ff" draw:textarea-horizontal-align="justify" draw:textarea-vertical-align="top" draw:auto-grow-height="true" fo:min-height="0.906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2">
      <style:graphic-properties draw:stroke="none" draw:fill="none" draw:fill-color="#00b8ff" draw:textarea-horizontal-align="justify" draw:textarea-vertical-align="top" draw:auto-grow-height="true" fo:min-height="0.905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2">
      <style:graphic-properties draw:stroke="none" draw:fill="none" draw:fill-color="#00b8ff" draw:textarea-horizontal-align="justify" draw:textarea-vertical-align="top" draw:auto-grow-height="true" fo:min-height="0.906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2">
      <style:graphic-properties draw:stroke="none" draw:fill="none" draw:fill-color="#00b8ff" draw:textarea-horizontal-align="justify" draw:textarea-vertical-align="top" draw:auto-grow-height="true" fo:min-height="0.906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2">
      <style:graphic-properties draw:stroke="none" draw:fill="none" draw:fill-color="#00b8ff" draw:textarea-horizontal-align="justify" draw:textarea-vertical-align="top" draw:auto-grow-height="true" fo:min-height="1.049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2">
      <style:graphic-properties draw:stroke="none" draw:fill="none" draw:fill-color="#00b8ff" draw:textarea-horizontal-align="justify" draw:textarea-vertical-align="top" draw:auto-grow-height="true" fo:min-height="0.906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2">
      <style:graphic-properties draw:stroke="none" draw:fill="none" draw:fill-color="#00b8ff" draw:textarea-horizontal-align="justify" draw:textarea-vertical-align="top" draw:auto-grow-height="true" fo:min-height="1.138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2">
      <style:graphic-properties draw:stroke="none" draw:fill="none" draw:fill-color="#00b8ff" draw:textarea-horizontal-align="justify" draw:textarea-vertical-align="top" draw:auto-grow-height="true" fo:min-height="0.905cm" fo:padding-top="0.13cm" fo:padding-bottom="0.13cm" fo:padding-left="0.25cm" fo:padding-right="0.25cm" fo:wrap-option="wrap" draw:shadow-color="#808080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cm" fo:margin-right="0cm" fo:text-indent="0cm">
        <style:tab-stops/>
      </style:paragraph-properties>
    </style:style>
    <style:style style:name="P2" style:family="paragraph">
      <style:paragraph-properties fo:margin-left="0cm" fo:margin-right="0cm" fo:text-indent="0cm">
        <style:tab-stops/>
      </style:paragraph-properties>
      <style:text-properties fo:color="#00ff00" fo:font-size="18pt" style:font-size-asian="18pt" style:font-size-complex="18pt"/>
    </style:style>
    <style:style style:name="P3" style:family="paragraph">
      <style:paragraph-properties fo:text-align="center" style:writing-mode="lr-tb"/>
      <style:text-properties fo:font-size="16pt" style:font-size-asian="18pt" style:font-size-complex="18pt"/>
    </style:style>
    <style:style style:name="P4" style:family="paragraph">
      <style:paragraph-properties style:writing-mode="lr-tb" style:font-independent-line-spacing="true"/>
      <style:text-properties fo:font-size="16pt" style:font-size-asian="18pt" style:font-size-complex="18pt"/>
    </style:style>
    <style:style style:name="P5" style:family="paragraph">
      <style:paragraph-properties fo:margin-left="0cm" fo:margin-right="0cm" fo:margin-top="0.308cm" fo:margin-bottom="0cm" fo:line-height="100%" fo:text-indent="0cm"/>
      <style:text-properties fo:font-size="16pt" style:font-size-asian="18pt" style:font-size-complex="18pt"/>
    </style:style>
    <style:style style:name="P6" style:family="paragraph">
      <style:paragraph-properties fo:margin-left="0cm" fo:margin-right="0cm" fo:margin-top="0.308cm" fo:margin-bottom="0cm" fo:line-height="100%" fo:text-indent="0cm" style:writing-mode="lr-tb" style:font-independent-line-spacing="true"/>
      <style:text-properties style:font-name="Bitstream Vera Sans" fo:font-size="16pt" style:font-size-asian="18pt" style:font-size-complex="18pt"/>
    </style:style>
    <style:style style:name="P7" style:family="paragraph">
      <style:paragraph-properties fo:margin-left="0cm" fo:margin-right="0cm" fo:margin-top="0.308cm" fo:margin-bottom="0cm" fo:line-height="100%" fo:text-indent="0cm" style:writing-mode="lr-tb" style:font-independent-line-spacing="true"/>
      <style:text-properties fo:font-size="16pt" style:font-size-asian="18pt" style:font-size-complex="18pt"/>
    </style:style>
    <style:style style:name="T1" style:family="text">
      <style:text-properties fo:color="#000000" style:font-name="Bitstream Vera Sans" fo:font-size="20pt" fo:font-weight="bold" style:font-size-asian="24pt" style:font-size-complex="24pt"/>
    </style:style>
    <style:style style:name="T2" style:family="text">
      <style:text-properties fo:color="#3333cc" style:font-name="Bitstream Vera Sans" fo:language="de" fo:country="DE"/>
    </style:style>
    <style:style style:name="T3" style:family="text">
      <style:text-properties fo:color="#000000" style:font-name="Bitstream Vera Sans" fo:language="de" fo:country="D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0.338cm" svg:height="1.073cm" svg:x="0.786cm" svg:y="1.469cm">
          <draw:text-box>
            <text:p text:style-name="P1"><text:span text:style-name="T1">Derived vector geometry types in GRASS GIS 7</text:span></text:p>
          </draw:text-box>
        </draw:frame>
        <draw:g>
          <draw:line draw:style-name="gr2" draw:text-style-name="P3" draw:layer="layout" svg:x1="12.971cm" svg:y1="7.871cm" svg:x2="10.752cm" svg:y2="9.535cm">
            <text:p/>
          </draw:line>
          <draw:line draw:style-name="gr2" draw:text-style-name="P3" draw:layer="layout" svg:x1="10.8cm" svg:y1="9.546cm" svg:x2="12.277cm" svg:y2="11.754cm">
            <text:p/>
          </draw:line>
          <draw:line draw:style-name="gr2" draw:text-style-name="P3" draw:layer="layout" svg:x1="15.451cm" svg:y1="14.192cm" svg:x2="11.896cm" svg:y2="12.831cm">
            <text:p/>
          </draw:line>
          <draw:line draw:style-name="gr2" draw:text-style-name="P3" draw:layer="layout" svg:x1="18.727cm" svg:y1="13.096cm" svg:x2="15.449cm" svg:y2="14.192cm">
            <text:p/>
          </draw:line>
          <draw:line draw:style-name="gr2" draw:text-style-name="P3" draw:layer="layout" svg:x1="18.18cm" svg:y1="6.269cm" svg:x2="18.728cm" svg:y2="13.101cm">
            <text:p/>
          </draw:line>
          <draw:line draw:style-name="gr2" draw:text-style-name="P3" draw:layer="layout" svg:x1="18.178cm" svg:y1="6.269cm" svg:x2="11.346cm" svg:y2="6.818cm">
            <text:p/>
          </draw:line>
          <draw:line draw:style-name="gr2" draw:text-style-name="P3" draw:layer="layout" svg:x1="11.894cm" svg:y1="12.831cm" svg:x2="7.521cm" svg:y2="13.649cm">
            <text:p/>
          </draw:line>
          <draw:line draw:style-name="gr2" draw:text-style-name="P3" draw:layer="layout" svg:x1="4.515cm" svg:y1="8.456cm" svg:x2="7.522cm" svg:y2="13.649cm">
            <text:p/>
          </draw:line>
          <draw:line draw:style-name="gr2" draw:text-style-name="P3" draw:layer="layout" svg:x1="4.515cm" svg:y1="8.456cm" svg:x2="6.154cm" svg:y2="5.45cm">
            <text:p/>
          </draw:line>
          <draw:line draw:style-name="gr2" draw:text-style-name="P3" draw:layer="layout" svg:x1="11.346cm" svg:y1="6.817cm" svg:x2="6.153cm" svg:y2="5.449cm">
            <text:p/>
          </draw:line>
          <draw:custom-shape draw:style-name="gr3" draw:text-style-name="P4" draw:layer="layout" svg:width="0.277cm" svg:height="0.278cm" svg:x="10.673cm" svg:y="9.3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78cm" svg:height="0.277cm" svg:x="18.053cm" svg:y="6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78cm" svg:height="0.276cm" svg:x="15.378cm" svg:y="14.0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75cm" svg:height="0.277cm" svg:x="7.445cm" svg:y="13.4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77cm" svg:height="0.276cm" svg:x="4.39cm" svg:y="8.2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78cm" svg:height="0.278cm" svg:x="6.082cm" svg:y="5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77cm" svg:height="0.277cm" svg:x="7.793cm" svg:y="8.4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548cm" svg:height="0.548cm" svg:x="11.077cm" svg:y="6.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549cm" svg:height="0.548cm" svg:x="11.601cm" svg:y="12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2.457cm" svg:height="1.166cm" svg:x="10.458cm" svg:y="5.583cm">
            <text:list text:style-name="L2">
              <text:list-header>
                <text:p text:style-name="P5"><text:span text:style-name="T2">Nod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2.458cm" svg:height="1.165cm" svg:x="10.8cm" svg:y="13.101cm">
            <text:list text:style-name="L2">
              <text:list-header>
                <text:p text:style-name="P5"><text:span text:style-name="T2">Nod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7" draw:layer="layout" svg:width="3.82cm" svg:height="1.166cm" svg:x="5.903cm" svg:y="7.701cm">
            <text:list text:style-name="L2">
              <text:list-header>
                <text:p text:style-name="P5"><text:span text:style-name="T3">Centroi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7" draw:layer="layout" svg:width="3.007cm" svg:height="1.165cm" svg:x="17.741cm" svg:y="5.313cm">
            <text:list text:style-name="L2">
              <text:list-header>
                <text:p text:style-name="P5"><text:span text:style-name="T2">Verte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7" draw:layer="layout" svg:width="3.006cm" svg:height="1.165cm" svg:x="18.18cm" svg:y="13.175cm">
            <text:list text:style-name="L2">
              <text:list-header>
                <text:p text:style-name="P5"><text:span text:style-name="T2">Nod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" draw:text-style-name="P7" draw:layer="layout" svg:width="3.007cm" svg:height="1.166cm" svg:x="15.083cm" svg:y="14.231cm">
            <text:list text:style-name="L2">
              <text:list-header>
                <text:p text:style-name="P5"><text:span text:style-name="T2">Verte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7" draw:layer="layout" svg:width="3.007cm" svg:height="1.165cm" svg:x="7.096cm" svg:y="13.692cm">
            <text:list text:style-name="L2">
              <text:list-header>
                <text:p text:style-name="P5"><text:span text:style-name="T2">Verte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6" draw:layer="layout" svg:width="3.007cm" svg:height="1.165cm" svg:x="5.793cm" svg:y="4.393cm">
            <text:list text:style-name="L2">
              <text:list-header>
                <text:p text:style-name="P5"><text:span text:style-name="T2">Verte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" draw:text-style-name="P6" draw:layer="layout" svg:width="4.095cm" svg:height="1.166cm" draw:transform="rotate (0.102101761241668) translate (13.097cm 5.795cm)">
            <text:list text:style-name="L2">
              <text:list-header>
                <text:p text:style-name="P5"><text:span text:style-name="T3">Boundar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7" draw:layer="layout" svg:width="4.099cm" svg:height="1.165cm" draw:transform="rotate (-1.06098565228735) translate (5.05cm 9.184cm)">
            <text:list text:style-name="L2">
              <text:list-header>
                <text:p text:style-name="P5"><text:span text:style-name="T3">Boundar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" draw:text-style-name="P7" draw:layer="layout" svg:width="4.097cm" svg:height="1.166cm" draw:transform="rotate (-1.51529485658148) translate (19.371cm 8.158cm)">
            <text:list text:style-name="L2">
              <text:list-header>
                <text:p text:style-name="P5"><text:span text:style-name="T3">Boundar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7" draw:layer="layout" svg:width="3.006cm" svg:height="1.165cm" draw:transform="rotate (1.5707963267949) translate (9.857cm 9.822cm)">
            <text:list text:style-name="L2">
              <text:list-header>
                <text:p text:style-name="P5"><text:span text:style-name="T2">Verte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" draw:text-style-name="P3" draw:layer="layout" svg:x1="12.987cm" svg:y1="7.907cm" svg:x2="14.464cm" svg:y2="10.115cm">
            <text:p/>
          </draw:line>
          <draw:line draw:style-name="gr2" draw:text-style-name="P3" draw:layer="layout" svg:x1="14.473cm" svg:y1="10.057cm" svg:x2="12.301cm" svg:y2="11.732cm">
            <text:p/>
          </draw:line>
          <draw:custom-shape draw:style-name="gr3" draw:text-style-name="P4" draw:layer="layout" svg:width="0.548cm" svg:height="0.548cm" svg:x="12.718cm" svg:y="7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548cm" svg:height="0.547cm" svg:x="12.036cm" svg:y="11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77cm" svg:height="0.276cm" svg:x="14.261cm" svg:y="9.9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549cm" svg:height="0.547cm" svg:x="18.432cm" svg:y="12.6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7" draw:layer="layout" svg:width="3.006cm" svg:height="1.166cm" svg:x="13.025cm" svg:y="7.001cm">
            <text:list text:style-name="L2">
              <text:list-header>
                <text:p text:style-name="P5"><text:span text:style-name="T2">Nod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" draw:text-style-name="P7" draw:layer="layout" svg:width="3.005cm" svg:height="1.166cm" svg:x="12.379cm" svg:y="11.601cm">
            <text:list text:style-name="L2">
              <text:list-header>
                <text:p text:style-name="P5"><text:span text:style-name="T2">Nod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7" draw:layer="layout" svg:width="4.319cm" svg:height="1.309cm" draw:transform="skewX (0.000698131700797798) rotate (-0.991696080983178) translate (14cm 7.77cm)">
            <text:list text:style-name="L2">
              <text:list-header>
                <text:p text:style-name="P5"><text:span text:style-name="T3">Boundar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" draw:text-style-name="P7" draw:layer="layout" svg:width="4.096cm" svg:height="1.166cm" draw:transform="skewX (0.000872664625997115) rotate (0.314159265358979) translate (15.32cm 13.298cm)">
            <text:list text:style-name="L2">
              <text:list-header>
                <text:p text:style-name="P5"><text:span text:style-name="T3">Boundar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7" draw:layer="layout" svg:width="3.119cm" svg:height="1.398cm" svg:x="11.505cm" svg:y="9.079cm">
            <text:list text:style-name="L2">
              <text:list-header>
                <text:p text:style-name="P5"><text:span text:style-name="T3">Isl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" draw:text-style-name="P7" draw:layer="layout" svg:width="3.006cm" svg:height="1.165cm" draw:transform="rotate (1.5707963267949) translate (3.485cm 8.915cm)">
            <text:list text:style-name="L2">
              <text:list-header>
                <text:p text:style-name="P5"><text:span text:style-name="T2">Vertex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2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 Neteler</meta:initial-creator>
    <meta:creation-date>2014-04-12T09:32:01.157183779</meta:creation-date>
    <dc:date>2014-04-12T09:47:25.258677682</dc:date>
    <dc:creator>Markus Neteler</dc:creator>
    <meta:editing-duration>P0D</meta:editing-duration>
    <meta:editing-cycles>2</meta:editing-cycles>
    <meta:generator>LibreOffice/4.2.3.2$Linux_X86_64 LibreOffice_project/5b49ae607df7cb5a837397b40c7dba9b437980e9</meta:generator>
    <meta:document-statistic meta:object-count="68"/>
  </office:meta>
</office:document-meta>
</file>